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1.52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88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1.36cm"/>
    </style:style>
    <style:style style:name="co13" style:family="table-column">
      <style:table-column-properties fo:break-before="auto" style:column-width="0.6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8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1.452cm"/>
    </style:style>
    <style:style style:name="co20" style:family="table-column">
      <style:table-column-properties fo:break-before="auto" style:column-width="0.998cm"/>
    </style:style>
    <style:style style:name="co21" style:family="table-column">
      <style:table-column-properties fo:break-before="auto" style:column-width="1.61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1.429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383cm"/>
    </style:style>
    <style:style style:name="co26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1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89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.00.0000</text:date>, <text:time style:data-style-name="N2" text:time-value="16:56:33.7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09-26T16:59:55.322000000</dc:date>
    <meta:editing-duration>P3DT7H34M35S</meta:editing-duration>
    <meta:editing-cycles>1339</meta:editing-cycles>
    <meta:document-statistic meta:table-count="2" meta:cell-count="6192" meta:object-count="0"/>
  </office:meta>
</office:document-meta>
</file>